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756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4118in"/>
    </style:style>
    <style:style style:name="co6" style:family="table-column">
      <style:table-column-properties fo:break-before="auto" style:column-width="0.4008in"/>
    </style:style>
    <style:style style:name="co7" style:family="table-column">
      <style:table-column-properties fo:break-before="auto" style:column-width="7.977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font-name="Nimbus Sans 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style:font-name="Nimbus Sans L" fo:font-size="10pt" fo:font-weight="normal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Summary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oanie</text:p>
          </table:table-cell>
          <table:table-cell office:value-type="string">
            <text:p>GNOME 2.19.5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Infer labels for objects in HTML content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Support the "Find" operation in Firefox better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ce4" office:value-type="string">
            <text:p><text:a xlink:href="http://bugzilla.gnome.org/show_bug.cgi?id=412677">41267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table:style-name="ce4" office:value-type="string">
            <text:p><text:a xlink:href="http://bugzilla.gnome.org/show_bug.cgi?id=423435">4234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is too chatty when loading a page in Firefox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4762">41476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ontrol Home/End, Up/Down Arrow don't always work in Firefox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Joanie</text:p>
          </table:table-cell>
          <table:table-cell office:value-type="string">
            <text:p>GNOME 2.19.4</text:p>
          </table:table-cell>
          <table:table-cell table:style-name="ce4" office:value-type="string">
            <text:p><text:a xlink:href="http://bugzilla.gnome.org/show_bug.cgi?id=423427">4234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ed to add form field structural navigation in Firefox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illie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DHTML, AJAX, ARIA in Firefox/Gecko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8025">42802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Links should not be spoken twice when down arrowing in firefox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4657">41465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Linked headings should be announced as both heading and link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3951">43395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aking changes in the Orca Preferences dialog resets the caretContext in Firefox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4738">4147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Flat review in Firefox doesn't start at caret position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Willie &amp; Joan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2661">41266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Gecko.py: determine isUselessObject vs. isLayoutOnly relationship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5812">41581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sometimes provides incorrect information regarding table header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0540">4205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Firefox keyboard control wish list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3655">43365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structural navigation should wrap at the end of a page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5">419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ables with column headers have accessibility issue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0324">420324</text:a></text:p>
          </table:table-cell>
          <table:table-cell office:value-type="string">
            <text:p>nor </text:p>
          </table:table-cell>
          <table:table-cell office:value-type="string">
            <text:p>Nor</text:p>
          </table:table-cell>
          <table:table-cell office:value-type="string">
            <text:p>Problems building Access Bridge v1.5.0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ich</text:p>
          </table:table-cell>
          <table:table-cell office:value-type="string">
            <text:p>GNOME 2.19.90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pending] sayAll should be done by sentences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L10N / Translation issue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ce4" office:value-type="string">
            <text:p><text:a xlink:href="http://bugzilla.gnome.org/show_bug.cgi?id=412837">4128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needs test code coverage reporting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table:style-name="ce4" office:value-type="string">
            <text:p><text:a xlink:href="http://bugzilla.gnome.org/show_bug.cgi?id=415061">415061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regression test results should be repeatable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6332">41633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test coverage needs to be extended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28.5">
            <text:p>28.5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623">43562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Java Platform Metabug 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[requirement] Automatic presentation of "balloon" type message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penOffice Metabug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blocked] Items in OOo's Navigator window are not always spoken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ccess to tree item level and state in OOo Navigator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3909">41390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feedback in OOo when a command changes attribute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3401">4334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"Frozen" cells seems to interfere with setting dynamic headers in Calc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2252">41225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crash when using Orca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9390">42939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raille stays on current line after pressing return at end of lin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26010">42601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Implement verbalized links in OOo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49">
            <text:p>49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can not detect miss-spelled words on the fly in Openoffice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0">
            <text:p>50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1030">431030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[blocked] Cannot use keyboard to navigate gnome-panel notification area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indicate selected text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i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600">4346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ursor routing problem in gedit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9">41913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 Screen saver password dialog not accessible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Watched Object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Bookmarked Object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7">
            <text:p>57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0402">43040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unable to speak last character of each "sentence" when doing a sayAll in OOo Writer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8">
            <text:p>58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3323">423323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[blocked] Thunderbird 3.0-a1 crashes every time I close a message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etabug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pending] Text selection in Evolution "New Message" text area is not reported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2487">42248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Ability to jump to the start of the message in Evolution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4149">42414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volution mail message window inconsistent with item selected in mail header list. 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backspaced characters in certain dialog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8287">41828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reat words separated by non-breaking spaces as a single word in OOo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742">41974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it the ability to switch languages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Create a GUI interface to the pronunciation dictionary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5563">42556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structural navigation of PDF document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3436">4234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RealPlayer doesn't seem to work well with Orca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not access status bar information in Gedit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6" office:value-type="string">
            <text:p><text:a xlink:href="http://bugzilla.gnome.org/show_bug.cgi?id=405759">4057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Distinguish Q and BLOCKQUOTE in (X)HTML content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Key echo missing alpha numeric and punctuation keys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2475">42247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he word deleted if You enter Control-Backspace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METABUG</text:p>
          </table:table-cell>
          <table:table-cell office:value-type="string">
            <text:p>.............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nor</text:p>
          </table:table-cell>
          <table:table-cell office:value-type="string">
            <text:p>Hig</text:p>
          </table:table-cell>
          <table:table-cell office:value-type="string">
            <text:p>Thunderbird Metabug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repeats mouse-selected text numerous times in thunderbird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does not announce the beginning of strings pasted into thunderbird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81">
            <text:p>81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3323">4333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does not show the tabs list in Firefox 3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82">
            <text:p>8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83">
            <text:p>83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381455">38145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does not present labels around dialog text entrie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84">
            <text:p>84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underbird 3.0 add-on dialog buttons not spoken</text:p>
          </table:table-cell>
          <table:table-cell table:number-columns-repeated="24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2308">43230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roblem with Evolution and threads always speaking "expanded 0 items".</text:p>
          </table:table-cell>
          <table:table-cell table:number-columns-repeated="244"/>
        </table:table-row>
        <table:table-row table:style-name="ro2">
          <table:table-cell office:value-type="float" office:value="86">
            <text:p>86</text:p>
          </table:table-cell>
          <table:table-cell/>
          <table:table-cell office:value-type="string">
            <text:p>GNOME 2.18!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Opening URL in Freeloader hangs Orca</text:p>
          </table:table-cell>
          <table:table-cell table:number-columns-repeated="24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NO ID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office:value-type="string">
            <text:p>Accessible Installation of Solaris Expres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ext selection in Firefox fails when Orca controls the caret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Support per-URL Script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23">41912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dified speech settings do not change immediately in preferences dialog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NetworkManager applet not spoken when network is disconnected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2">
            <text:p>9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announces incorrect info in Deskbar Applet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peak text selected by the mouse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4">
            <text:p>94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564">43456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 wish for flat review to be able to move in smallish increments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The performance of orca full screen magnification is not good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failed to exit after stopping the full screen mag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office:value-type="string">
            <text:p>Orca crashes and magnifier hangs if user enables the magnifier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Emacspeak speech factory doesn't always shutdown/restart correctly</text:p>
          </table:table-cell>
          <table:table-cell table:number-columns-repeated="24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office:value-type="string">
            <text:p>Orca skipped one line of web content in flatreview mode.</text:p>
          </table:table-cell>
          <table:table-cell table:number-columns-repeated="244"/>
        </table:table-row>
        <table:table-row table:style-name="ro2">
          <table:table-cell office:value-type="float" office:value="100">
            <text:p>100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kiga conversation message cannot be read by orca</text:p>
          </table:table-cell>
          <table:table-cell table:number-columns-repeated="244"/>
        </table:table-row>
        <table:table-row table:style-name="ro2">
          <table:table-cell office:value-type="float" office:value="101">
            <text:p>101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gnome-system-monitor "Resources" tab is inaccessible</text:p>
          </table:table-cell>
          <table:table-cell table:number-columns-repeated="244"/>
        </table:table-row>
        <table:table-row table:style-name="ro2">
          <table:table-cell office:value-type="float" office:value="102">
            <text:p>102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Previous link in desktop helper can not be read by orca.</text:p>
          </table:table-cell>
          <table:table-cell table:number-columns-repeated="244"/>
        </table:table-row>
        <table:table-row table:style-name="ro2">
          <table:table-cell office:value-type="float" office:value="103">
            <text:p>103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number-columns-repeated="244"/>
        </table:table-row>
        <table:table-row table:style-name="ro2">
          <table:table-cell office:value-type="float" office:value="104">
            <text:p>104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Oo Writer Save As Encoded Text throws up a dialog that is not properly spoken</text:p>
          </table:table-cell>
          <table:table-cell table:number-columns-repeated="244"/>
        </table:table-row>
        <table:table-row table:style-name="ro2">
          <table:table-cell office:value-type="float" office:value="105">
            <text:p>105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Can not use agenda wizard in OpenOffice.org</text:p>
          </table:table-cell>
          <table:table-cell table:number-columns-repeated="244"/>
        </table:table-row>
        <table:table-row table:style-name="ro2">
          <table:table-cell office:value-type="float" office:value="106">
            <text:p>106</text:p>
          </table:table-cell>
          <table:table-cell/>
          <table:table-cell office:value-type="string">
            <text:p>GNOME 2.20!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speak all buttons in openoffice database table creation wizzard</text:p>
          </table:table-cell>
          <table:table-cell table:number-columns-repeated="24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 should support multi-lingual text.</text:p>
          </table:table-cell>
          <table:table-cell table:number-columns-repeated="24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Orca's default synthesis engine choice should take language into account</text:p>
          </table:table-cell>
          <table:table-cell table:number-columns-repeated="24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a means to quickly set often-used preferences</text:p>
          </table:table-cell>
          <table:table-cell table:number-columns-repeated="244"/>
        </table:table-row>
        <table:table-row table:style-name="ro2">
          <table:table-cell office:value-type="float" office:value="111">
            <text:p>11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standard print dialog, printer table items not always spoken/displayed</text:p>
          </table:table-cell>
          <table:table-cell table:number-columns-repeated="244"/>
        </table:table-row>
        <table:table-row table:style-name="ro2">
          <table:table-cell office:value-type="float" office:value="112">
            <text:p>112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Grade 2 Braille</text:p>
          </table:table-cell>
          <table:table-cell table:number-columns-repeated="244"/>
        </table:table-row>
        <table:table-row table:style-name="ro2">
          <table:table-cell office:value-type="float" office:value="113">
            <text:p>113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Braille: Effective presentation of white space.</text:p>
          </table:table-cell>
          <table:table-cell table:number-columns-repeated="244"/>
        </table:table-row>
        <table:table-row table:style-name="ro2">
          <table:table-cell office:value-type="float" office:value="114">
            <text:p>114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Text selection from braille input device</text:p>
          </table:table-cell>
          <table:table-cell table:number-columns-repeated="24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a11y] time-admin time servers table is not accessible.</text:p>
          </table:table-cell>
          <table:table-cell table:number-columns-repeated="244"/>
        </table:table-row>
        <table:table-row table:style-name="ro2">
          <table:table-cell office:value-type="float" office:value="116">
            <text:p>116</text:p>
          </table:table-cell>
          <table:table-cell/>
          <table:table-cell office:value-type="string">
            <text:p>GNOME 2.20</text:p>
          </table:table-cell>
          <table:table-cell table:style-name="ce4" office:value-type="string">
            <text:p><text:a xlink:href="http://bugzilla.gnome.org/show_bug.cgi?id=424528">42452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ucash.</text:p>
          </table:table-cell>
          <table:table-cell table:number-columns-repeated="244"/>
        </table:table-row>
        <table:table-row table:style-name="ro2">
          <table:table-cell office:value-type="float" office:value="117">
            <text:p>117</text:p>
          </table:table-cell>
          <table:table-cell/>
          <table:table-cell office:value-type="string">
            <text:p>GNOME 2.20</text:p>
          </table:table-cell>
          <table:table-cell table:style-name="ce4" office:value-type="string">
            <text:p><text:a xlink:href="http://bugzilla.gnome.org/show_bug.cgi?id=424531">424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Rhythmbox.</text:p>
          </table:table-cell>
          <table:table-cell table:number-columns-repeated="244"/>
        </table:table-row>
        <table:table-row table:style-name="ro2">
          <table:table-cell office:value-type="float" office:value="118">
            <text:p>118</text:p>
          </table:table-cell>
          <table:table-cell/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number-columns-repeated="24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654">43465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Orca skips a line in flat review mode or with braille navigation (braille up / down).</text:p>
          </table:table-cell>
          <table:table-cell table:number-columns-repeated="24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Blank lines are not announced as blank lines in gnome-terminal</text:p>
          </table:table-cell>
          <table:table-cell table:number-columns-repeated="244"/>
        </table:table-row>
        <table:table-row table:style-name="ro2">
          <table:table-cell office:value-type="float" office:value="121">
            <text:p>121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requirement] Orca should provide support for general audio</text:p>
          </table:table-cell>
          <table:table-cell table:number-columns-repeated="244"/>
        </table:table-row>
        <table:table-row table:style-name="ro2">
          <table:table-cell office:value-type="float" office:value="122">
            <text:p>122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Audio cues when crossing line boundaries</text:p>
          </table:table-cell>
          <table:table-cell table:number-columns-repeated="244"/>
        </table:table-row>
        <table:table-row table:style-name="ro2">
          <table:table-cell office:value-type="float" office:value="123">
            <text:p>123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2">
          <table:table-cell office:value-type="float" office:value="125">
            <text:p>125</text:p>
          </table:table-cell>
          <table:table-cell/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4529">42452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6">41913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2">
          <table:table-cell office:value-type="float" office:value="127">
            <text:p>127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7">4191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38">419138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594">434594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status of controls not shown by orca in flat review mode</text:p>
          </table:table-cell>
          <table:table-cell table:number-columns-repeated="24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2">
          <table:table-cell office:value-type="float" office:value="131">
            <text:p>131</text:p>
          </table:table-cell>
          <table:table-cell/>
          <table:table-cell office:value-type="string">
            <text:p>GNOME 2.22</text:p>
          </table:table-cell>
          <table:table-cell table:style-name="ce4" office:value-type="string">
            <text:p><text:a xlink:href="http://bugzilla.gnome.org/show_bug.cgi?id=431531">431531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support for user-configurable character naming</text:p>
          </table:table-cell>
          <table:table-cell table:number-columns-repeated="244"/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4522">42452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Verbalized caps</text:p>
          </table:table-cell>
          <table:table-cell table:number-columns-repeated="244"/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4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2656">412656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Refactor speech generators to provide ACSS per string</text:p>
          </table:table-cell>
          <table:table-cell table:number-columns-repeated="244"/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4525">424525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nome-blogger.</text:p>
          </table:table-cell>
          <table:table-cell table:number-columns-repeated="244"/>
        </table:table-row>
        <table:table-row table:style-name="ro2">
          <table:table-cell office:value-type="float" office:value="138">
            <text:p>138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2">
          <table:table-cell office:value-type="float" office:value="139">
            <text:p>139</text:p>
          </table:table-cell>
          <table:table-cell/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2">
          <table:table-cell office:value-type="float" office:value="140">
            <text:p>140</text:p>
          </table:table-cell>
          <table:table-cell/>
          <table:table-cell office:value-type="string">
            <text:p>GNOME 2.20?</text:p>
          </table:table-cell>
          <table:table-cell table:style-name="ce4" office:value-type="string">
            <text:p><text:a xlink:href="http://bugzilla.gnome.org/show_bug.cgi?id=424524">42452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cript support for gftp.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rash at start</text:p>
          </table:table-cell>
          <table:table-cell table:style-name="ce9" table:number-columns-repeated="2"/>
          <table:table-cell table:number-columns-repeated="242"/>
        </table:table-row>
        <table:table-row table:style-name="ro2">
          <table:table-cell office:value-type="float" office:value="142">
            <text:p>14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nth view is inaccessible in Evolution calendar.</text:p>
          </table:table-cell>
          <table:table-cell table:number-columns-repeated="244"/>
        </table:table-row>
        <table:table-row table:style-name="ro2">
          <table:table-cell office:value-type="float" office:value="145">
            <text:p>145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2">
          <table:table-cell office:value-type="float" office:value="147">
            <text:p>147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2">
          <table:table-cell office:value-type="float" office:value="148">
            <text:p>148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2">
          <table:table-cell office:value-type="float" office:value="149">
            <text:p>149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2">
          <table:table-cell office:value-type="float" office:value="150">
            <text:p>15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2">
          <table:table-cell office:value-type="float" office:value="151">
            <text:p>151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2">
          <table:table-cell office:value-type="float" office:value="152">
            <text:p>15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2">
          <table:table-cell office:value-type="float" office:value="153">
            <text:p>153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2">
          <table:table-cell office:value-type="float" office:value="154">
            <text:p>154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4780">434780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does not provide access to text attributes in Firefox</text:p>
          </table:table-cell>
          <table:table-cell table:number-columns-repeated="24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2359">412359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2">
          <table:table-cell office:value-type="float" office:value="157">
            <text:p>157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23440">423440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Permit reloading of scripts while Orca is running</text:p>
          </table:table-cell>
          <table:table-cell table:number-columns-repeated="24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5201">415201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2">
          <table:table-cell office:value-type="float" office:value="159">
            <text:p>159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31418">431418</text:a></text:p>
          </table:table-cell>
          <table:table-cell office:value-type="string">
            <text:p>tri</text:p>
          </table:table-cell>
          <table:table-cell office:value-type="string">
            <text:p>Low</text:p>
          </table:table-cell>
          <table:table-cell office:value-type="string">
            <text:p>Orca abruptly terminates if it wants to open debug.out in a directory that it doesn't have write permission for.</text:p>
          </table:table-cell>
          <table:table-cell table:number-columns-repeated="244"/>
        </table:table-row>
        <table:table-row table:style-name="ro2">
          <table:table-cell office:value-type="float" office:value="160">
            <text:p>160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2">
          <table:table-cell office:value-type="float" office:value="161">
            <text:p>161</text:p>
          </table:table-cell>
          <table:table-cell/>
          <table:table-cell office:value-type="string">
            <text:p>TBS</text:p>
          </table:table-cell>
          <table:table-cell table:style-name="ce4" office:value-type="string">
            <text:p><text:a xlink:href="http://bugzilla.gnome.org/show_bug.cgi?id=419142">419142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2">
          <table:table-cell office:value-type="float" office:value="162">
            <text:p>162</text:p>
          </table:table-cell>
          <table:table-cell/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58">436658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flat-review speaks "filler" for SwingSet2 demo/source tab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908">435908</text:a> </text:p>
            <draw:frame table:end-cell-address="Sheet1.D155" table:end-x="0.1665in" table:end-y="0.0476in" draw:z-index="0" draw:name="http://bugzilla.gnome.org/images/emblems/P.png" draw:style-name="gr1" draw:text-style-name="P1" svg:width="0.1661in" svg:height="0.1665in" svg:x="0in" svg:y="0.1079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Sun Download Manager download status when it change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900">435900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speak raw HTML in Sun Download Manager Hints dialog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41">436641</text:a> </text:p>
          </table:table-cell>
          <table:table-cell office:value-type="string">
            <text:p>enh </text:p>
          </table:table-cell>
          <table:table-cell office:value-type="string">
            <text:p>Nor </text:p>
          </table:table-cell>
          <table:table-cell office:value-type="string">
            <text:p>Flat review does not refresh itself in some case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391">436391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[blocked] Querying the value of the progress bar in Firefox crashes Firefox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85">435585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Java ControlPanel GIVING UP AFTER 5 TRIES Advanced Settings tree table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67">435567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Java ControlPanel AttributeError: 'NoneType' object has no attribute 'getNSelections' traceback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898">435898</text:a> </text:p>
          </table:table-cell>
          <table:table-cell office:value-type="string">
            <text:p>maj </text:p>
          </table:table-cell>
          <table:table-cell office:value-type="string">
            <text:p>Nor </text:p>
          </table:table-cell>
          <table:table-cell office:value-type="string">
            <text:p>[blocked] LABEL_FOR relations not set in Sun Download Manager's Set Options and Proxies" dialog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852">435852</text:a> </text:p>
          </table:table-cell>
          <table:table-cell office:value-type="string">
            <text:p>cri </text:p>
          </table:table-cell>
          <table:table-cell office:value-type="string">
            <text:p>Nor </text:p>
          </table:table-cell>
          <table:table-cell office:value-type="string">
            <text:p>Orca and OpenOffice Calc have a memory lovefest.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4940">434940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[blocked] Orca does not speak page tabs in the Java Control Panel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7004">437004</text:a> </text:p>
          </table:table-cell>
          <table:table-cell office:value-type="string">
            <text:p>enh </text:p>
          </table:table-cell>
          <table:table-cell office:value-type="string">
            <text:p>Nor </text:p>
          </table:table-cell>
          <table:table-cell office:value-type="string">
            <text:p>[pending] Add in hooks for allowing activation/deactivation script methods.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926">436926</text:a> </text:p>
          </table:table-cell>
          <table:table-cell office:value-type="string">
            <text:p>enh </text:p>
          </table:table-cell>
          <table:table-cell office:value-type="string">
            <text:p>Nor </text:p>
          </table:table-cell>
          <table:table-cell office:value-type="string">
            <text:p>Keyboard bindings should be more easily definable for different locale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7226">437226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should handle Java labels and text where LABEL_FOR is not set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7049">437049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Java Control Panel spinbox change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64">436664</text:a> </text:p>
            <draw:frame table:end-cell-address="Sheet1.D168" table:end-x="0.1665in" table:end-y="0.1236in" draw:z-index="1" draw:name="http://bugzilla.gnome.org/images/emblems/P.png" draw:style-name="gr1" draw:text-style-name="P1" svg:width="0.1661in" svg:height="0.1665in" svg:x="0in" svg:y="0.1839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Cannot flat-review SwingSet2 JEditorPane or JTextArea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61">436661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flat-review speaks SwingSet2 toolbar image paths instead of item name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888">436888</text:a> </text:p>
          </table:table-cell>
          <table:table-cell office:value-type="string">
            <text:p>enh </text:p>
          </table:table-cell>
          <table:table-cell office:value-type="string">
            <text:p>Nor </text:p>
          </table:table-cell>
          <table:table-cell office:value-type="string">
            <text:p>Include widget status information in braille for flat review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6674">436674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flat-review only visits right-most tree nodes in SwingSet2 JTree demo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83">43528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braille Eclipse workbench tab pane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67">435267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hyperlinks in Eclipse dialog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01">435301</text:a> </text:p>
          </table:table-cell>
          <table:table-cell office:value-type="string">
            <text:p>cri </text:p>
          </table:table-cell>
          <table:table-cell office:value-type="string">
            <text:p>Nor </text:p>
          </table:table-cell>
          <table:table-cell office:value-type="string">
            <text:p>NetBeans installation is not accessible with Orca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90">435290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the Eclipse Help Contents frame-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53">435253</text:a> </text:p>
            <draw:frame table:end-cell-address="Sheet1.D176" table:end-x="0.1665in" table:end-y="0.163in" draw:z-index="2" draw:name="http://bugzilla.gnome.org/images/emblems/P.png" draw:style-name="gr1" draw:text-style-name="P1" svg:width="0.1661in" svg:height="0.1665in" svg:x="0in" svg:y="0.2228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static text in Eclipse dialog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01">435201</text:a> </text:p>
            <draw:frame table:end-cell-address="Sheet1.D177" table:end-x="0.1665in" table:end-y="0.1031in" draw:z-index="3" draw:name="http://bugzilla.gnome.org/images/emblems/P.png" draw:style-name="gr1" draw:text-style-name="P1" svg:width="0.1661in" svg:height="0.1654in" svg:x="0in" svg:y="0.1642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is too chatty when navigating by paragraph in OOo Writer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199">435199</text:a> </text:p>
            <draw:frame table:end-cell-address="Sheet1.D178" table:end-x="0.1665in" table:end-y="0.0433in" draw:z-index="4" draw:name="http://bugzilla.gnome.org/images/emblems/P.png" draw:style-name="gr1" draw:text-style-name="P1" svg:width="0.1661in" svg:height="0.1665in" svg:x="0in" svg:y="0.1035in">
              <draw:image xlink:href="http://bugzilla.gnome.org/images/emblems/P.png" xlink:type="simple" xlink:show="embed" xlink:actuate="onLoad">
                <text:p/>
              </draw:image>
            </draw:frame>
          </table:table-cell>
          <table:table-cell office:value-type="string">
            <text:p>cri </text:p>
          </table:table-cell>
          <table:table-cell office:value-type="string">
            <text:p>Nor </text:p>
          </table:table-cell>
          <table:table-cell office:value-type="string">
            <text:p>Orca is bloating the swap partition, so the system is no more usable after a short time.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47">435247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_gui_prefs.py traceback running orca --setup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226">435226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Where-am-I doesn't correctly handle multiple selected paragraphs in OOo Writer and Evolution.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53">43555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KeyError: 'startOffset' during Java ControlPanel flat-review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35">435535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Orca does not speak static text in java ControlPanel tab page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65">435565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Java ControlPanel AttributeError: 'NoneType' object has no attribute 'getTextAtOffset'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08">435308</text:a> </text:p>
          </table:table-cell>
          <table:table-cell office:value-type="string">
            <text:p>maj </text:p>
          </table:table-cell>
          <table:table-cell office:value-type="string">
            <text:p>Nor </text:p>
          </table:table-cell>
          <table:table-cell office:value-type="string">
            <text:p>Orca does not speak NetBeans main window content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49">435349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Ctrl-C does not stop endless speech in NetBeans program editor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53">43535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"where am I" does not speak information about any NetBeans component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563">435563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[blocked] LABEL_FOR relations not set in Java Control Panel "Temporary Files Settings" page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5354">435354</text:a> </text:p>
          </table:table-cell>
          <table:table-cell office:value-type="string">
            <text:p>nor </text:p>
          </table:table-cell>
          <table:table-cell office:value-type="string">
            <text:p>Nor </text:p>
          </table:table-cell>
          <table:table-cell office:value-type="string">
            <text:p>flat-review does not work in NetBeans </text:p>
          </table:table-cell>
          <table:table-cell table:number-columns-repeated="244"/>
        </table:table-row>
        <table:table-row table:style-name="ro2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table:style-name="ce5" office:value-type="string">
            <text:p><text:a xlink:href="http://bugzilla.gnome.org/show_bug.cgi?id=433818">433818</text:a> </text:p>
          </table:table-cell>
          <table:table-cell office:value-type="string">
            <text:p>enh </text:p>
          </table:table-cell>
          <table:table-cell office:value-type="string">
            <text:p>Low </text:p>
          </table:table-cell>
          <table:table-cell office:value-type="string">
            <text:p>Messages on system tab of gnome-system-monitor are not reported by orca.</text:p>
          </table:table-cell>
          <table:table-cell table:number-columns-repeated="244"/>
        </table:table-row>
        <table:table-row table:style-name="ro3" table:number-rows-repeated="65347">
          <table:table-cell table:number-columns-repeated="251"/>
        </table:table-row>
        <table:table-row table:style-name="ro3">
          <table:table-cell table:number-columns-repeated="251"/>
        </table:table-row>
      </table:table>
      <table:database-ranges>
        <table:database-range table:target-range-address="Sheet1.A1:Sheet1.G18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0">05/10/2007</text:date>, <text:time>14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Willie Walker</dc:creator>
    <dc:date>2007-05-10T14:41:19</dc:date>
    <meta:printed-by>Willie Walker</meta:printed-by>
    <meta:print-date>2007-03-27T09:08:39</meta:print-date>
    <dc:language>en-US</dc:language>
    <meta:editing-cycles>189</meta:editing-cycles>
    <meta:editing-duration>P7DT11H51M46S</meta:editing-duration>
    <meta:user-defined meta:name="Info 1"/>
    <meta:user-defined meta:name="Info 2"/>
    <meta:user-defined meta:name="Info 3"/>
    <meta:user-defined meta:name="Info 4"/>
    <meta:document-statistic meta:table-count="1" meta:cell-count="1230" meta:object-count="5"/>
  </office:meta>
</office:document-meta>
</file>